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8299" officeooo:paragraph-rsid="0013829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fb73" officeooo:paragraph-rsid="0014fb7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6d0a0" officeooo:paragraph-rsid="0016d0a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7abf2" officeooo:paragraph-rsid="0017abf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01a9" officeooo:paragraph-rsid="001801a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01a9" officeooo:paragraph-rsid="0018b9d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01a9" officeooo:paragraph-rsid="001a07e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8b9da" officeooo:paragraph-rsid="0018b9d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ac608" officeooo:paragraph-rsid="001ac608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4fb73" officeooo:paragraph-rsid="0014fb73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6d0a0" officeooo:paragraph-rsid="0016d0a0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7abf2" officeooo:paragraph-rsid="0017abf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7abf2" officeooo:paragraph-rsid="001801a9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1a07e6" officeooo:paragraph-rsid="001a07e6" style:font-weight-asian="bold" style:font-weight-complex="bold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abf2" officeooo:paragraph-rsid="0017abf2" style:font-weight-asian="bold" style:font-weight-complex="bold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8b9da" officeooo:paragraph-rsid="0018b9da" style:font-weight-asian="bold" style:font-weight-complex="bold"/>
    </style:style>
    <style:style style:name="P17" style:family="paragraph" style:parent-style-name="Header">
      <style:text-properties fo:font-size="10pt" officeooo:rsid="0014fb73" officeooo:paragraph-rsid="0014fb73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4fb73" style:font-weight-asian="normal" style:font-weight-complex="normal"/>
    </style:style>
    <style:style style:name="T5" style:family="text">
      <style:text-properties style:text-underline-style="none" fo:font-weight="normal" officeooo:rsid="0017abf2" style:font-weight-asian="normal" style:font-weight-complex="normal"/>
    </style:style>
    <style:style style:name="T6" style:family="text">
      <style:text-properties style:text-underline-style="none" fo:font-weight="normal" officeooo:rsid="0018b9da" style:font-weight-asian="normal" style:font-weight-complex="normal"/>
    </style:style>
    <style:style style:name="T7" style:family="text">
      <style:text-properties style:text-underline-style="none" fo:font-weight="normal" officeooo:rsid="001a07e6" style:font-weight-asian="normal" style:font-weight-complex="normal"/>
    </style:style>
    <style:style style:name="T8" style:family="text">
      <style:text-properties style:text-underline-style="none" fo:font-weight="normal" officeooo:rsid="001ac608" style:font-weight-asian="normal" style:font-weight-complex="normal"/>
    </style:style>
    <style:style style:name="T9" style:family="text">
      <style:text-properties style:text-underline-style="none" officeooo:rsid="0014fb73"/>
    </style:style>
    <style:style style:name="T10" style:family="text">
      <style:text-properties style:text-underline-style="none" officeooo:rsid="0017abf2"/>
    </style:style>
    <style:style style:name="T11" style:family="text">
      <style:text-properties style:text-underline-style="none" officeooo:rsid="001801a9"/>
    </style:style>
    <style:style style:name="T12" style:family="text">
      <style:text-properties style:text-underline-style="none" officeooo:rsid="001ac608"/>
    </style:style>
    <style:style style:name="T13" style:family="text">
      <style:text-properties officeooo:rsid="0014fb7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01a9" style:font-weight-asian="bold" style:font-weight-complex="bold"/>
    </style:style>
    <style:style style:name="T16" style:family="text">
      <style:text-properties officeooo:rsid="0017abf2"/>
    </style:style>
    <style:style style:name="T17" style:family="text">
      <style:text-properties officeooo:rsid="0018b9da"/>
    </style:style>
    <style:style style:name="T18" style:family="text">
      <style:text-properties officeooo:rsid="001a07e6"/>
    </style:style>
    <style:style style:name="T19" style:family="text">
      <style:text-properties officeooo:rsid="001ac6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-Diseño lógico</text:p>
      <text:p text:style-name="P1"><text:span text:style-name="T3"/></text:p>
      <text:p text:style-name="P1"><text:span text:style-name="T3"/></text:p>
      <text:p text:style-name="P1"><text:span text:style-name="T3"/></text:p>
      <text:p text:style-name="P1">.<text:span text:style-name="T13">E-MAIL: </text:span><text:span text:style-name="T4">(nombre, pais)</text:span></text:p>
      <text:p text:style-name="P1"><text:span text:style-name="T9"/></text:p>
      <text:p text:style-name="P2"><text:span text:style-name="T2">PK:</text:span><text:span text:style-name="T3"> nombre.</text:span></text:p>
      <text:p text:style-name="P2"><text:span text:style-name="T3"/></text:p>
      <text:p text:style-name="P2"/>
      <text:p text:style-name="P2">.CUENTA EPIC:<text:span text:style-name="T3"> (nombre_epic, tlf_epic, fecha_creacion, nombre_mail)</text:span></text:p>
      <text:p text:style-name="P2"><text:span text:style-name="T3"/></text:p>
      <text:p text:style-name="P2"><text:span text:style-name="T2">PK: </text:span><text:span text:style-name="T3">nombre_epic, tlf_epic.</text:span></text:p>
      <text:p text:style-name="P2"><text:span text:style-name="T2">UK: </text:span><text:span text:style-name="T3">nombre_mail.</text:span></text:p>
      <text:p text:style-name="P2"><text:span text:style-name="T2">FK: </text:span><text:span text:style-name="T3">nombre_mail → </text:span><text:span text:style-name="T2">E-MAIL</text:span></text:p>
      <text:p text:style-name="P2"><text:span text:style-name="T2"/></text:p>
      <text:p text:style-name="P10"><text:span text:style-name="T2"/></text:p>
      <text:p text:style-name="P3">.CUENTA PARAGON: <text:span text:style-name="T3">(nick, contraseña, nombre_epic_paragon, tlf_epic_paragon)</text:span></text:p>
      <text:p text:style-name="P3"><text:span text:style-name="T3"/></text:p>
      <text:p text:style-name="P3"><text:span text:style-name="T2">PK: </text:span><text:span text:style-name="T3">nick.</text:span></text:p>
      <text:p text:style-name="P3"><text:span text:style-name="T2">VNN: </text:span><text:span text:style-name="T3">contraseña.</text:span></text:p>
      <text:p text:style-name="P3"><text:span text:style-name="T2">UK: </text:span><text:span text:style-name="T3"><text:s/>nombre_epic_paragon, tlf_epic_paragon</text:span></text:p>
      <text:p text:style-name="P3"><text:span text:style-name="T2">FK: </text:span><text:span text:style-name="T3"><text:s/>nombre_epic_paragon, tlf_epic_paragon → </text:span><text:span text:style-name="T2">CUENTA EPIC</text:span></text:p>
      <text:p text:style-name="P3"><text:span text:style-name="T2"/></text:p>
      <text:p text:style-name="P11"><text:span text:style-name="T2"/></text:p>
      <text:p text:style-name="P3">.SER_AMIGOS:<text:span text:style-name="T3"> (nick_paragon, nick_paragon_amigo)</text:span></text:p>
      <text:p text:style-name="P3"><text:span text:style-name="T3"/></text:p>
      <text:p text:style-name="P3"><text:span text:style-name="T2">PK: </text:span><text:span text:style-name="T3">nick_paragon, nick_paragon_amigo</text:span></text:p>
      <text:p text:style-name="P3"><text:span text:style-name="T2">FK: <text:s/></text:span><text:span text:style-name="T3">nick_paragon → </text:span><text:span text:style-name="T2">CUENTA PARAGON</text:span></text:p>
      <text:p text:style-name="P3"><text:span text:style-name="T2">FK: </text:span><text:span text:style-name="T3">nick_paragon_amigo→ </text:span><text:span text:style-name="T2">CUENTA PARAGON</text:span></text:p>
      <text:p text:style-name="P3"><text:span text:style-name="T2"/></text:p>
      <text:p text:style-name="P3"/>
      <text:p text:style-name="P3">.<text:span text:style-name="T16">NIVELES:</text:span><text:span text:style-name="T5"> (numero)</text:span></text:p>
      <text:p text:style-name="P3"><text:span text:style-name="T5"/></text:p>
      <text:p text:style-name="P4"><text:span text:style-name="T10">P</text:span><text:span text:style-name="T2">K: </text:span><text:span text:style-name="T3">numero</text:span></text:p>
      <text:p text:style-name="P3"><text:span text:style-name="T10"/></text:p>
      <text:p text:style-name="P3"><text:span text:style-name="T10"/></text:p>
      <text:p text:style-name="P3">.<text:span text:style-name="T16">TENER:</text:span><text:span text:style-name="T10"> </text:span><text:span text:style-name="T5">(fecha_alcanzar_nvl, nick_paragon_tener, numero_nvl)</text:span></text:p>
      <text:p text:style-name="P3"><text:span text:style-name="T5"/></text:p>
      <text:p text:style-name="P4"><text:span text:style-name="T2">PK: <text:s/></text:span><text:span text:style-name="T3">nick_paragon_tener, numero_nvl</text:span></text:p>
      <text:p text:style-name="P4"><text:span text:style-name="T3"/></text:p>
      <text:p text:style-name="P4"><text:span text:style-name="T2">FK: </text:span><text:span text:style-name="T3">nick_paragon_tener → </text:span><text:span text:style-name="T2">CUENTA PARAGON</text:span></text:p>
      <text:p text:style-name="P4"><text:span text:style-name="T2">FK: </text:span><text:span text:style-name="T3">numero_nvl → </text:span><text:span text:style-name="T2">NIVELES</text:span></text:p>
      <text:p text:style-name="P4"><text:span text:style-name="T2"/></text:p>
      <text:p text:style-name="P15"><text:span text:style-name="T2"/></text:p>
      <text:p text:style-name="P13">.<text:span text:style-name="T15">HEROES: </text:span><text:span text:style-name="T11">(nombre_heroe, puntos_velocidad, puntos_daño, </text:span><text:span text:style-name="T2">nick_paragon_</text:span><text:span text:style-name="T11">heroe</text:span><text:span text:style-name="T2">, numero_nvl_</text:span><text:span text:style-name="T11">heroe)</text:span></text:p>
      <text:p text:style-name="P12"><text:span text:style-name="T11"/></text:p>
      <text:p text:style-name="P5"><text:span text:style-name="T2">PK:</text:span><text:span text:style-name="T3"> <text:s/>nombre_heroe</text:span></text:p>
      <text:p text:style-name="P5"><text:span text:style-name="T2">UK: </text:span><text:span text:style-name="T5">nick_paragon_</text:span><text:span text:style-name="T3">heroe</text:span><text:span text:style-name="T5">, numero_nvl_</text:span><text:span text:style-name="T3">heroe</text:span></text:p>
      <text:p text:style-name="P5"><text:span text:style-name="T2">PK: </text:span><text:span text:style-name="T5">nick_paragon_</text:span><text:span text:style-name="T3">heroe → </text:span><text:span text:style-name="T2">TENER</text:span></text:p>
      <text:p text:style-name="P5"><text:span text:style-name="T2">PK: </text:span><text:span text:style-name="T5">numero_nvl_</text:span><text:span text:style-name="T3">heroe → </text:span><text:span text:style-name="T2">TENER</text:span></text:p>
      <text:p text:style-name="P5"><text:span text:style-name="T2"/></text:p>
      <text:p text:style-name="P5">.<text:span text:style-name="T18">TANQUE: </text:span><text:span text:style-name="T7">( nombre_heroe_tanque, p_armadura)</text:span></text:p>
      <text:p text:style-name="P5"/>
      <text:p text:style-name="P14">PK: <text:span text:style-name="T1">nombre_heroe_tanque</text:span></text:p>
      <text:p text:style-name="P14">FK: <text:span text:style-name="T1">nombre_heroe_tanque → </text:span>HEROES</text:p>
      <text:p text:style-name="P5"/>
      <text:p text:style-name="P5"/>
      <text:p text:style-name="P7">.<text:span text:style-name="T18">SUPPORT: </text:span><text:span text:style-name="T7">( nombre_heroe_support, p_cura)</text:span></text:p>
      <text:p text:style-name="P7"/>
      <text:p text:style-name="P14">PK: <text:span text:style-name="T1">nombre_heroe_ support</text:span></text:p>
      <text:p text:style-name="P14">FK: <text:span text:style-name="T1">nombre_heroe_support→ </text:span>HEROES</text:p>
      <text:p text:style-name="P14"/>
      <text:p text:style-name="P14"/>
      <text:p text:style-name="P7">.<text:span text:style-name="T18">MAGO: </text:span><text:span text:style-name="T7">( nombre_heroe_mago, p_magia)</text:span></text:p>
      <text:p text:style-name="P7"/>
      <text:p text:style-name="P14">PK: <text:span text:style-name="T1">nombre_heroe_ mago</text:span></text:p>
      <text:p text:style-name="P14">FK: <text:span text:style-name="T1">nombre_heroe_mago→ </text:span>HEROES</text:p>
      <text:p text:style-name="P5"/>
      <text:p text:style-name="P5"/>
      <text:p text:style-name="P5">.CARTAS: <text:span text:style-name="T3">(nombre_carta, descrip, </text:span><text:span text:style-name="T10"><text:s/></text:span><text:span text:style-name="T5">nick_paragon_</text:span><text:span text:style-name="T3">carta</text:span><text:span text:style-name="T5">, numero_nvl_</text:span><text:span text:style-name="T3">carta)</text:span></text:p>
      <text:p text:style-name="P5"><text:span text:style-name="T2"/></text:p>
      <text:p text:style-name="P5"><text:span text:style-name="T2">PK: </text:span><text:span text:style-name="T3">nombre_carta</text:span></text:p>
      <text:p text:style-name="P5"><text:span text:style-name="T2">UK: </text:span><text:span text:style-name="T10"><text:s/></text:span><text:span text:style-name="T5">nick_paragon_</text:span><text:span text:style-name="T3">carta</text:span><text:span text:style-name="T5">, numero_nvl_</text:span><text:span text:style-name="T3">carta</text:span></text:p>
      <text:p text:style-name="P5"><text:span text:style-name="T2">FK: </text:span><text:span text:style-name="T5">nick_paragon_</text:span><text:span text:style-name="T3">carta→ </text:span><text:span text:style-name="T2">TENER</text:span></text:p>
      <text:p text:style-name="P5"><text:span text:style-name="T2">FK:</text:span><text:span text:style-name="T3"> </text:span><text:span text:style-name="T5">numero_nvl_</text:span><text:span text:style-name="T3">carta → </text:span><text:span text:style-name="T2">TENER</text:span></text:p>
      <text:p text:style-name="P5"><text:span text:style-name="T2"/></text:p>
      <text:p text:style-name="P5"><text:span text:style-name="T2"/></text:p>
      <text:p text:style-name="P6">.<text:span text:style-name="T17">REGALAR:</text:span><text:span text:style-name="T6"> (nombre_carta_regalar, nombre_heroe_regalar, </text:span><text:span text:style-name="T5">nick_paragon_</text:span><text:span text:style-name="T6">regalar</text:span><text:span text:style-name="T5">, numero_nvl_</text:span><text:span text:style-name="T6">regalar)</text:span></text:p>
      <text:p text:style-name="P6"><text:span text:style-name="T6"/></text:p>
      <text:p text:style-name="P8"><text:span text:style-name="T2">PK: <text:s/></text:span><text:span text:style-name="T3">nombre_carta_regalar, <text:s/>nombre_heroe_regalar</text:span></text:p>
      <text:p text:style-name="P8"><text:span text:style-name="T2">UK: <text:s/></text:span><text:span text:style-name="T3">nombre_carta_regalar, <text:s/></text:span><text:span text:style-name="T5">nick_paragon_</text:span><text:span text:style-name="T3">regalar</text:span><text:span text:style-name="T5">, numero_nvl_</text:span><text:span text:style-name="T3">regalar</text:span></text:p>
      <text:p text:style-name="P8"><text:span text:style-name="T2">FK: </text:span><text:span text:style-name="T3"><text:s/></text:span><text:span text:style-name="T5">nick_paragon_</text:span><text:span text:style-name="T3">regalar</text:span><text:span text:style-name="T5">, numero_nvl_</text:span><text:span text:style-name="T3">regalar → </text:span><text:span text:style-name="T2">TENER</text:span></text:p>
      <text:p text:style-name="P8"><text:span text:style-name="T2">FK: </text:span><text:span text:style-name="T3"><text:s/>nombre_carta_regalar → </text:span><text:span text:style-name="T2">CARTAS</text:span></text:p>
      <text:p text:style-name="P8"><text:span text:style-name="T2">FK: </text:span><text:span text:style-name="T3"><text:s text:c="2"/>nombre_heroe_regalar → </text:span><text:span text:style-name="T2">HEROES</text:span></text:p>
      <text:p text:style-name="P8"><text:span text:style-name="T2"/></text:p>
      <text:p text:style-name="P8"><text:span text:style-name="T2"/></text:p>
      <text:p text:style-name="P16">.<text:span text:style-name="T19">SKINS:</text:span><text:span text:style-name="T8"> (codigo_skin, precio, nombre_heroe_skin, )</text:span></text:p>
      <text:p text:style-name="P8"><text:span text:style-name="T8"/></text:p>
      <text:p text:style-name="P9"><text:span text:style-name="T2">PK: </text:span><text:span text:style-name="T3">codigo_skin</text:span></text:p>
      <text:p text:style-name="P9"><text:span text:style-name="T2">VNN: <text:s/></text:span><text:span text:style-name="T3">nombre_heroe_skin</text:span></text:p>
      <text:p text:style-name="P9"><text:span text:style-name="T2">FK: </text:span><text:span text:style-name="T3">nombre_heroe_skin → </text:span><text:span text:style-name="T2">HEROE</text:span></text:p>
      <text:p text:style-name="P9"><text:span text:style-name="T2"/></text:p>
      <text:p text:style-name="P9"><text:span text:style-name="T2"/></text:p>
      <text:p text:style-name="P9">VARIACION ASPECTO:<text:span text:style-name="T3"> (codigo_aspecto, color, codigo_skin_aspecto)</text:span></text:p>
      <text:p text:style-name="P9"><text:span text:style-name="T3"/></text:p>
      <text:p text:style-name="P9"><text:span text:style-name="T2">PK: <text:s/></text:span><text:span text:style-name="T3">codigo_skin_aspecto, codigo_aspecto</text:span></text:p>
      <text:p text:style-name="P9"><text:span text:style-name="T2">FK: </text:span><text:span text:style-name="T3">codigo_skin_aspecto → </text:span><text:span text:style-name="T2">SKINS</text:span></text:p>
      <text:p text:style-name="P9"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4fb73" officeooo:paragraph-rsid="0014fb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yecto BDD<text:tab/><text:tab/>Pablo Sánchez Alon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1:06:05.961000000</meta:creation-date>
    <dc:date>2018-12-14T22:12:48.384000000</dc:date>
    <meta:editing-duration>PT25M8S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55" meta:word-count="197" meta:character-count="2014" meta:non-whitespace-character-count="1854"/>
  </office:meta>
</office:document-meta>
</file>